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Calibri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Calibri" officeooo:paragraph-rsid="00082f6b"/>
    </style:style>
    <style:style style:name="P3" style:family="paragraph" style:parent-style-name="Heading_20_3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Calibri" officeooo:paragraph-rsid="00082f6b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Calibri" officeooo:paragraph-rsid="000d2298"/>
    </style:style>
    <style:style style:name="P5" style:family="paragraph" style:parent-style-name="Heading_20_3">
      <style:text-properties style:font-name="Calibri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d2298"/>
    </style:style>
    <style:style style:name="P7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d2298"/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0d2298"/>
    </style:style>
    <style:style style:name="P9" style:family="paragraph" style:parent-style-name="Text_20_body">
      <style:text-properties officeooo:paragraph-rsid="000d2298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Calibri" officeooo:paragraph-rsid="00048f60"/>
    </style:style>
    <style:style style:name="P11" style:family="paragraph" style:parent-style-name="Heading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Calibri" officeooo:rsid="00048f60" officeooo:paragraph-rsid="0007a002"/>
    </style:style>
    <style:style style:name="P12" style:family="paragraph" style:parent-style-name="Heading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Calibri" officeooo:rsid="00048f60" officeooo:paragraph-rsid="0010e282"/>
    </style:style>
    <style:style style:name="P13" style:family="paragraph" style:parent-style-name="Heading_20_3">
      <style:text-properties style:font-name="Calibri"/>
    </style:style>
    <style:style style:name="P14" style:family="paragraph" style:parent-style-name="Heading_20_3">
      <style:paragraph-properties fo:break-before="page"/>
      <style:text-properties style:font-name="Calibri"/>
    </style:style>
    <style:style style:name="P15" style:family="paragraph" style:parent-style-name="Preformatted_20_Text" style:list-style-name="L1">
      <style:paragraph-properties style:writing-mode="lr-tb"/>
    </style:style>
    <style:style style:name="P16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7" style:family="paragraph" style:parent-style-name="Preformatted_20_Text" style:list-style-name="L2">
      <style:text-properties style:font-name="Calibri"/>
    </style:style>
    <style:style style:name="P18" style:family="paragraph" style:parent-style-name="Preformatted_20_Text" style:list-style-name="L3">
      <style:text-properties style:font-name="Calibri"/>
    </style:style>
    <style:style style:name="P19" style:family="paragraph" style:parent-style-name="Preformatted_20_Text" style:list-style-name="L4">
      <style:text-properties style:font-name="Calibri"/>
    </style:style>
    <style:style style:name="P20" style:family="paragraph" style:parent-style-name="Preformatted_20_Text" style:list-style-name="L5">
      <style:text-properties style:font-name="Calibri"/>
    </style:style>
    <style:style style:name="P21" style:family="paragraph" style:parent-style-name="Preformatted_20_Text" style:list-style-name="L6">
      <style:text-properties style:font-name="Calibri"/>
    </style:style>
    <style:style style:name="P22" style:family="paragraph" style:parent-style-name="Preformatted_20_Text" style:list-style-name="L7">
      <style:text-properties style:font-name="Calibri"/>
    </style:style>
    <style:style style:name="P23" style:family="paragraph" style:parent-style-name="Preformatted_20_Text" style:list-style-name="L10">
      <style:text-properties style:font-name="Calibri"/>
    </style:style>
    <style:style style:name="P24" style:family="paragraph" style:parent-style-name="Preformatted_20_Text" style:list-style-name="L2">
      <style:paragraph-properties style:writing-mode="lr-tb"/>
    </style:style>
    <style:style style:name="P25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26" style:family="paragraph" style:parent-style-name="Preformatted_20_Text" style:list-style-name="L3">
      <style:paragraph-properties style:writing-mode="lr-tb"/>
    </style:style>
    <style:style style:name="P27" style:family="paragraph" style:parent-style-name="Preformatted_20_Text" style:list-style-name="L3">
      <style:paragraph-properties fo:margin-top="0cm" fo:margin-bottom="0.499cm" style:contextual-spacing="false" style:writing-mode="lr-tb"/>
    </style:style>
    <style:style style:name="P28" style:family="paragraph" style:parent-style-name="Preformatted_20_Text" style:list-style-name="L4">
      <style:paragraph-properties style:writing-mode="lr-tb"/>
    </style:style>
    <style:style style:name="P29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30" style:family="paragraph" style:parent-style-name="Preformatted_20_Text" style:list-style-name="L5">
      <style:paragraph-properties style:writing-mode="lr-tb"/>
    </style:style>
    <style:style style:name="P31" style:family="paragraph" style:parent-style-name="Preformatted_20_Text" style:list-style-name="L5">
      <style:paragraph-properties fo:margin-top="0cm" fo:margin-bottom="0.499cm" style:contextual-spacing="false" style:writing-mode="lr-tb"/>
    </style:style>
    <style:style style:name="P32" style:family="paragraph" style:parent-style-name="Preformatted_20_Text" style:list-style-name="L6">
      <style:paragraph-properties style:writing-mode="lr-tb"/>
    </style:style>
    <style:style style:name="P33" style:family="paragraph" style:parent-style-name="Preformatted_20_Text" style:list-style-name="L6">
      <style:paragraph-properties fo:margin-top="0cm" fo:margin-bottom="0.499cm" style:contextual-spacing="false" style:writing-mode="lr-tb"/>
    </style:style>
    <style:style style:name="P34" style:family="paragraph" style:parent-style-name="Preformatted_20_Text" style:list-style-name="L7">
      <style:paragraph-properties style:writing-mode="lr-tb"/>
    </style:style>
    <style:style style:name="P35" style:family="paragraph" style:parent-style-name="Preformatted_20_Text" style:list-style-name="L7">
      <style:paragraph-properties fo:margin-top="0cm" fo:margin-bottom="0.499cm" style:contextual-spacing="false" style:writing-mode="lr-tb"/>
    </style:style>
    <style:style style:name="P36" style:family="paragraph" style:parent-style-name="Preformatted_20_Text" style:list-style-name="L8">
      <style:paragraph-properties style:writing-mode="lr-tb"/>
    </style:style>
    <style:style style:name="P37" style:family="paragraph" style:parent-style-name="Preformatted_20_Text" style:list-style-name="L8">
      <style:paragraph-properties fo:margin-top="0cm" fo:margin-bottom="0.499cm" style:contextual-spacing="false" style:writing-mode="lr-tb"/>
    </style:style>
    <style:style style:name="P38" style:family="paragraph" style:parent-style-name="Preformatted_20_Text" style:list-style-name="L9">
      <style:paragraph-properties style:writing-mode="lr-tb"/>
    </style:style>
    <style:style style:name="P39" style:family="paragraph" style:parent-style-name="Preformatted_20_Text" style:list-style-name="L9">
      <style:paragraph-properties fo:margin-top="0cm" fo:margin-bottom="0.499cm" style:contextual-spacing="false" style:writing-mode="lr-tb"/>
    </style:style>
    <style:style style:name="P40" style:family="paragraph" style:parent-style-name="Preformatted_20_Text" style:list-style-name="L10">
      <style:paragraph-properties style:writing-mode="lr-tb"/>
    </style:style>
    <style:style style:name="P41" style:family="paragraph" style:parent-style-name="Preformatted_20_Text" style:list-style-name="L10">
      <style:paragraph-properties fo:margin-top="0cm" fo:margin-bottom="0.499cm" style:contextual-spacing="false" style:writing-mode="lr-tb"/>
    </style:style>
    <style:style style:name="P42" style:family="paragraph" style:parent-style-name="Text_20_body" style:list-style-name="L1"/>
    <style:style style:name="P43" style:family="paragraph" style:parent-style-name="Text_20_body" style:list-style-name="L1">
      <style:paragraph-properties fo:margin-top="0cm" fo:margin-bottom="0cm" style:contextual-spacing="false"/>
    </style:style>
    <style:style style:name="P44" style:family="paragraph" style:parent-style-name="Text_20_body" style:list-style-name="L2"/>
    <style:style style:name="P45" style:family="paragraph" style:parent-style-name="Text_20_body" style:list-style-name="L2">
      <style:paragraph-properties fo:margin-top="0cm" fo:margin-bottom="0cm" style:contextual-spacing="false"/>
    </style:style>
    <style:style style:name="P46" style:family="paragraph" style:parent-style-name="Text_20_body" style:list-style-name="L2">
      <style:paragraph-properties fo:margin-top="0cm" fo:margin-bottom="0cm" style:contextual-spacing="false"/>
      <style:text-properties style:font-name="Calibri"/>
    </style:style>
    <style:style style:name="P47" style:family="paragraph" style:parent-style-name="Text_20_body" style:list-style-name="L3">
      <style:paragraph-properties fo:margin-top="0cm" fo:margin-bottom="0cm" style:contextual-spacing="false"/>
      <style:text-properties style:font-name="Calibri"/>
    </style:style>
    <style:style style:name="P48" style:family="paragraph" style:parent-style-name="Text_20_body" style:list-style-name="L3"/>
    <style:style style:name="P49" style:family="paragraph" style:parent-style-name="Text_20_body" style:list-style-name="L3">
      <style:paragraph-properties fo:margin-top="0cm" fo:margin-bottom="0cm" style:contextual-spacing="false"/>
    </style:style>
    <style:style style:name="P50" style:family="paragraph" style:parent-style-name="Text_20_body" style:list-style-name="L4"/>
    <style:style style:name="P51" style:family="paragraph" style:parent-style-name="Text_20_body" style:list-style-name="L4">
      <style:paragraph-properties fo:margin-top="0cm" fo:margin-bottom="0cm" style:contextual-spacing="false"/>
    </style:style>
    <style:style style:name="P52" style:family="paragraph" style:parent-style-name="Text_20_body" style:list-style-name="L5"/>
    <style:style style:name="P53" style:family="paragraph" style:parent-style-name="Text_20_body" style:list-style-name="L5">
      <style:paragraph-properties fo:margin-top="0cm" fo:margin-bottom="0cm" style:contextual-spacing="false"/>
    </style:style>
    <style:style style:name="P54" style:family="paragraph" style:parent-style-name="Text_20_body" style:list-style-name="L6"/>
    <style:style style:name="P55" style:family="paragraph" style:parent-style-name="Text_20_body" style:list-style-name="L6">
      <style:paragraph-properties fo:margin-top="0cm" fo:margin-bottom="0cm" style:contextual-spacing="false"/>
    </style:style>
    <style:style style:name="P56" style:family="paragraph" style:parent-style-name="Text_20_body" style:list-style-name="L7"/>
    <style:style style:name="P57" style:family="paragraph" style:parent-style-name="Text_20_body" style:list-style-name="L7">
      <style:paragraph-properties fo:margin-top="0cm" fo:margin-bottom="0cm" style:contextual-spacing="false"/>
    </style:style>
    <style:style style:name="P58" style:family="paragraph" style:parent-style-name="Text_20_body" style:list-style-name="L8"/>
    <style:style style:name="P59" style:family="paragraph" style:parent-style-name="Text_20_body" style:list-style-name="L8">
      <style:paragraph-properties fo:margin-top="0cm" fo:margin-bottom="0cm" style:contextual-spacing="false"/>
    </style:style>
    <style:style style:name="P60" style:family="paragraph" style:parent-style-name="Text_20_body" style:list-style-name="L9"/>
    <style:style style:name="P61" style:family="paragraph" style:parent-style-name="Text_20_body" style:list-style-name="L9">
      <style:paragraph-properties fo:margin-top="0cm" fo:margin-bottom="0cm" style:contextual-spacing="false"/>
    </style:style>
    <style:style style:name="P62" style:family="paragraph" style:parent-style-name="Text_20_body" style:list-style-name="L10"/>
    <style:style style:name="P63" style:family="paragraph" style:parent-style-name="Text_20_body" style:list-style-name="L10">
      <style:paragraph-properties fo:margin-top="0cm" fo:margin-bottom="0cm" style:contextual-spacing="false"/>
    </style:style>
    <style:style style:name="T1" style:family="text">
      <style:text-properties style:font-name="Calibri"/>
    </style:style>
    <style:style style:name="T2" style:family="text">
      <style:text-properties fo:color="#ffff00" loext:opacity="100%" style:font-name="Calibri" officeooo:rsid="00450171" fo:background-color="#b22222" loext:char-shading-value="0"/>
    </style:style>
    <style:style style:name="T3" style:family="text">
      <style:text-properties fo:color="#ffff00" loext:opacity="100%" style:font-name="Calibri" officeooo:rsid="0045fbf5" fo:background-color="#b22222" loext:char-shading-value="0"/>
    </style:style>
    <style:style style:name="T4" style:family="text">
      <style:text-properties fo:color="#ffff00" loext:opacity="100%" style:font-name="Calibri" officeooo:rsid="000d2298" fo:background-color="#b22222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2"><text:span text:style-name="Source_20_Text"><text:span text:style-name="T2">Ejercicios Propu</text:span></text:span><text:span text:style-name="Source_20_Text"><text:span text:style-name="T3">e</text:span></text:span><text:span text:style-name="Source_20_Text"><text:span text:style-name="T2">stos </text:span></text:span><text:span text:style-name="Source_20_Text"><text:span text:style-name="T4">3</text:span></text:span></text:h>
      <text:h text:style-name="P12" text:outline-level="3"><text:span text:style-name="T1">Ejercicios </text:span><text:a xlink:type="simple" xlink:href="#__RefHeading___Toc17905_1782877865" text:style-name="Index_20_Link" text:visited-style-name="Index_20_Link"><text:span text:style-name="T1">Practica 04-07 JS</text:span></text:a><text:a xlink:type="simple" xlink:href="#__RefHeading___Toc17905_1782877865" text:style-name="Index_20_Link" text:visited-style-name="Index_20_Link"><text:span text:style-name="T1"> </text:span></text:a><text:a xlink:type="simple" xlink:href="#__RefHeading___Toc17905_1782877865" text:style-name="Index_20_Link" text:visited-style-name="Index_20_Link"><text:span text:style-name="T1">Métodos Arrays para </text:span></text:a><text:a xlink:type="simple" xlink:href="#__RefHeading___Toc17905_1782877865" text:style-name="Index_20_Link" text:visited-style-name="Index_20_Link"><text:span text:style-name="T1">Programación funcional</text:span></text:a><text:a xlink:type="simple" xlink:href="#__RefHeading___Toc17905_1782877865" text:style-name="Index_20_Link" text:visited-style-name="Index_20_Link"><text:span text:style-name="T1"> con funciones callback.</text:span></text:a><text:span text:style-name="T1"> </text:span><text:a xlink:type="simple" xlink:href="#__RefHeading___Toc17951_1782877865" text:style-name="Index_20_Link" text:visited-style-name="Index_20_Link">includes</text:a><text:a xlink:type="simple" xlink:href="#__RefHeading___Toc17951_17828778651" text:style-name="Index_20_Link" text:visited-style-name="Index_20_Link">,isArray </text:a><text:a xlink:type="simple" xlink:href="#__RefHeading___Toc17919_1782877865" text:style-name="Index_20_Link" text:visited-style-name="Index_20_Link"><text:s/>,every</text:a><text:a xlink:type="simple" xlink:href="#__RefHeading___Toc18128_1782877865" text:style-name="Index_20_Link" text:visited-style-name="Index_20_Link"> ,some</text:a><text:a xlink:type="simple" xlink:href="#__RefHeading___Toc17927_1782877865" text:style-name="Index_20_Link" text:visited-style-name="Index_20_Link"> ,find</text:a><text:a xlink:type="simple" xlink:href="#__RefHeading___Toc17929_1782877865" text:style-name="Index_20_Link" text:visited-style-name="Index_20_Link"> ,findLast</text:a><text:a xlink:type="simple" xlink:href="#__RefHeading___Toc17933_1782877865" text:style-name="Index_20_Link" text:visited-style-name="Index_20_Link"> ,findIndex</text:a><text:a xlink:type="simple" xlink:href="#__RefHeading___Toc17935_1782877865" text:style-name="Index_20_Link" text:visited-style-name="Index_20_Link"> ,findLastIndex</text:a><text:a xlink:type="simple" xlink:href="#__RefHeading___Toc17989_1782877865" text:style-name="Index_20_Link" text:visited-style-name="Index_20_Link"> ,lastIndexOf</text:a></text:h>
      <text:p text:style-name="P10"/>
      <text:p text:style-name="P7"><text:a xlink:type="simple" xlink:href="#__RefHeading___Toc11199_2163909849" text:style-name="Index_20_Link" text:visited-style-name="Index_20_Link"><text:span text:style-name="T1">Categoria: Booleanos<text:tab/>15</text:span></text:a></text:p>
      <text:p text:style-name="P8"><text:a xlink:type="simple" xlink:href="#__RefHeading___Toc17951_1782877865" text:style-name="Index_20_Link" text:visited-style-name="Index_20_Link"><text:span text:style-name="T1">15 Array.includes(elemento</text:span></text:a><text:a xlink:type="simple" xlink:href="#__RefHeading___Toc17951_1782877865" text:style-name="Index_20_Link" text:visited-style-name="Index_20_Link"><text:span text:style-name="T1">,fromIndex</text:span></text:a><text:a xlink:type="simple" xlink:href="#__RefHeading___Toc17951_1782877865" text:style-name="Index_20_Link" text:visited-style-name="Index_20_Link"><text:span text:style-name="T1">)<text:tab/>15</text:span></text:a></text:p>
      <text:p text:style-name="P8"><text:a xlink:type="simple" xlink:href="#__RefHeading___Toc17951_17828778651" text:style-name="Index_20_Link" text:visited-style-name="Index_20_Link"><text:span text:style-name="T1">16 ESTATICOS Array.isArray ()<text:tab/>16</text:span></text:a></text:p>
      <text:p text:style-name="P8"><text:a xlink:type="simple" xlink:href="#__RefHeading___Toc17919_1782877865" text:style-name="Index_20_Link" text:visited-style-name="Index_20_Link"><text:span text:style-name="T1">17. Array.every(funcioncallback(element, </text:span></text:a><text:a xlink:type="simple" xlink:href="#__RefHeading___Toc17919_1782877865" text:style-name="Index_20_Link" text:visited-style-name="Index_20_Link"><text:span text:style-name="T1">index, array</text:span></text:a><text:a xlink:type="simple" xlink:href="#__RefHeading___Toc17919_1782877865" text:style-name="Index_20_Link" text:visited-style-name="Index_20_Link"><text:span text:style-name="T1"> ),</text:span></text:a><text:a xlink:type="simple" xlink:href="#__RefHeading___Toc17919_1782877865" text:style-name="Index_20_Link" text:visited-style-name="Index_20_Link"><text:span text:style-name="T1">Argumentos</text:span></text:a><text:a xlink:type="simple" xlink:href="#__RefHeading___Toc17919_1782877865" text:style-name="Index_20_Link" text:visited-style-name="Index_20_Link"><text:span text:style-name="T1"> )<text:tab/>16</text:span></text:a></text:p>
      <text:p text:style-name="P8"><text:a xlink:type="simple" xlink:href="#__RefHeading___Toc18128_1782877865" text:style-name="Index_20_Link" text:visited-style-name="Index_20_Link"><text:span text:style-name="T1">6. Array.some(funcioncallback(element, index, array ),Argumentos)<text:tab/>16</text:span></text:a></text:p>
      <text:p text:style-name="P4"/>
      <text:p text:style-name="P6"><text:a xlink:type="simple" xlink:href="#__RefHeading___Toc11199_21639098491" text:style-name="Index_20_Link" text:visited-style-name="Index_20_Link"><text:span text:style-name="T1">d) Categoria: Buscar<text:tab/>19</text:span></text:a></text:p>
      <text:p text:style-name="P8"><text:a xlink:type="simple" xlink:href="#__RefHeading___Toc17927_1782877865" text:style-name="Index_20_Link" text:visited-style-name="Index_20_Link"><text:span text:style-name="T1">19. Array.find(funcioncallback(currentValue, </text:span></text:a><text:a xlink:type="simple" xlink:href="#__RefHeading___Toc17927_1782877865" text:style-name="Index_20_Link" text:visited-style-name="Index_20_Link"><text:span text:style-name="T1">index, array </text:span></text:a><text:a xlink:type="simple" xlink:href="#__RefHeading___Toc17927_1782877865" text:style-name="Index_20_Link" text:visited-style-name="Index_20_Link"><text:span text:style-name="T1">))<text:tab/>19</text:span></text:a></text:p>
      <text:p text:style-name="P8"><text:a xlink:type="simple" xlink:href="#__RefHeading___Toc17929_1782877865" text:style-name="Index_20_Link" text:visited-style-name="Index_20_Link"><text:span text:style-name="T1">20. Array.findLast( funcioncallback(currentValue, </text:span></text:a><text:a xlink:type="simple" xlink:href="#__RefHeading___Toc17929_1782877865" text:style-name="Index_20_Link" text:visited-style-name="Index_20_Link"><text:span text:style-name="T1">index, array </text:span></text:a><text:a xlink:type="simple" xlink:href="#__RefHeading___Toc17929_1782877865" text:style-name="Index_20_Link" text:visited-style-name="Index_20_Link"><text:span text:style-name="T1">))<text:tab/>19</text:span></text:a></text:p>
      <text:p text:style-name="P8"><text:a xlink:type="simple" xlink:href="#__RefHeading___Toc17933_1782877865" text:style-name="Index_20_Link" text:visited-style-name="Index_20_Link"><text:span text:style-name="T1">21. Array.findIndex( funcioncallback(currentValue, </text:span></text:a><text:a xlink:type="simple" xlink:href="#__RefHeading___Toc17933_1782877865" text:style-name="Index_20_Link" text:visited-style-name="Index_20_Link"><text:span text:style-name="T1">index, array </text:span></text:a><text:a xlink:type="simple" xlink:href="#__RefHeading___Toc17933_1782877865" text:style-name="Index_20_Link" text:visited-style-name="Index_20_Link"><text:span text:style-name="T1">) )<text:tab/>20</text:span></text:a></text:p>
      <text:p text:style-name="P8"><text:a xlink:type="simple" xlink:href="#__RefHeading___Toc17935_1782877865" text:style-name="Index_20_Link" text:visited-style-name="Index_20_Link"><text:span text:style-name="T1">22. Array.findLastIndex(funcioncallback(currentValue, </text:span></text:a><text:a xlink:type="simple" xlink:href="#__RefHeading___Toc17935_1782877865" text:style-name="Index_20_Link" text:visited-style-name="Index_20_Link"><text:span text:style-name="T1">index, array </text:span></text:a><text:a xlink:type="simple" xlink:href="#__RefHeading___Toc17935_1782877865" text:style-name="Index_20_Link" text:visited-style-name="Index_20_Link"><text:span text:style-name="T1">))<text:tab/>20</text:span></text:a></text:p>
      <text:p text:style-name="P8"><text:a xlink:type="simple" xlink:href="#__RefHeading___Toc17989_1782877865" text:style-name="Index_20_Link" text:visited-style-name="Index_20_Link"><text:span text:style-name="T1">23-24. Array.lastIndexOf(searchElement, fromIndex) Array.IndexOf()<text:tab/>20</text:span></text:a></text:p>
      <text:p text:style-name="P2"/>
      <text:p text:style-name="P9"><text:span text:style-name="T1">Estos ejercicios muestran cómo puedes utilizar funciones como </text:span><text:span text:style-name="Source_20_Text"><text:span text:style-name="T1">Array.includes()</text:span></text:span><text:span text:style-name="T1">, </text:span><text:span text:style-name="Source_20_Text"><text:span text:style-name="T1">Array.isArray()</text:span></text:span><text:span text:style-name="T1">, </text:span><text:span text:style-name="Source_20_Text"><text:span text:style-name="T1">Array.every()</text:span></text:span><text:span text:style-name="T1">, </text:span><text:span text:style-name="Source_20_Text"><text:span text:style-name="T1">Array.some()</text:span></text:span><text:span text:style-name="T1">, </text:span><text:span text:style-name="Source_20_Text"><text:span text:style-name="T1">Array.find()</text:span></text:span><text:span text:style-name="T1">, entre otras, para resolver problemas comunes, como la verificación de datos, búsqueda y validación de condiciones dentro de arrays. Cada ejercicio está contextualizado en situaciones reales que pueden ser útiles en tu trabajo diario con arrays en JavaScript. ¡Espero que te sean útiles!</text:span></text:p>
      <text:h text:style-name="P3" text:outline-level="3">Ejercicio 1: Verificación de productos en un inventario</text:h>
      <text:p text:style-name="Text_20_body"><text:span text:style-name="Strong_20_Emphasis"><text:span text:style-name="T1">Contexto:</text:span></text:span><text:span text:style-name="T1"> Tienes un inventario de productos y quieres verificar si un producto específico está en stock.</text:span></text:p>
      <text:list xml:id="list1749628270" text:style-name="L1">
        <text:list-item>
          <text:p text:style-name="P42"><text:span text:style-name="Strong_20_Emphasis"><text:span text:style-name="T1">Descripción:</text:span></text:span><text:span text:style-name="T1"> Tienes un array con los nombres de los productos </text:span><text:span text:style-name="Source_20_Text"><text:span text:style-name="T1">[“manzana”, “naranja”, “plátano”, “pera”]</text:span></text:span><text:span text:style-name="T1">. Luego:</text:span></text:p>
          <text:list>
            <text:list-item>
              <text:p text:style-name="P43"><text:span text:style-name="T1">Usa </text:span><text:span text:style-name="Source_20_Text"><text:span text:style-name="T1">Array.includes()</text:span></text:span><text:span text:style-name="T1"> para verificar si la </text:span><text:span text:style-name="Source_20_Text"><text:span text:style-name="T1">"naranja"</text:span></text:span><text:span text:style-name="T1"> está en el inventario.</text:span></text:p>
            </text:list-item>
            <text:list-item>
              <text:p text:style-name="P43"><text:span text:style-name="T1">Usa </text:span><text:span text:style-name="Source_20_Text"><text:span text:style-name="T1">Array.includes()</text:span></text:span><text:span text:style-name="T1"> nuevamente para comprobar si </text:span><text:span text:style-name="Source_20_Text"><text:span text:style-name="T1">"mango"</text:span></text:span><text:span text:style-name="T1"> está en el inventario, pero empezando la búsqueda desde el índice 2.</text:span></text:p>
            </text:list-item>
          </text:list>
        </text:list-item>
        <text:list-item>
          <text:p text:style-name="P42"><text:span text:style-name="Strong_20_Emphasis"><text:span text:style-name="T1">Resultado esperado:</text:span></text:span></text:p>
          <text:p text:style-name="P15"><text:span text:style-name="Source_20_Text"><text:span text:style-name="T1">true <text:s/>// "naranja" está en el inventario</text:span></text:span></text:p>
          <text:p text:style-name="P16"><text:span text:style-name="Source_20_Text"><text:span text:style-name="T1">false // "mango" no está en el inventario desde el índice 2</text:span></text:span></text:p>
        </text:list-item>
      </text:list>
      <text:p text:style-name="P1"/>
      <text:h text:style-name="P5" text:outline-level="3"/>
      <text:h text:style-name="P14" text:outline-level="3">Ejercicio 2: Verificar si una variable es un array</text:h>
      <text:p text:style-name="Text_20_body"><text:span text:style-name="Strong_20_Emphasis"><text:span text:style-name="T1">Contexto:</text:span></text:span><text:span text:style-name="T1"> Estás procesando datos y necesitas asegurarte de que ciertas variables sean arrays.</text:span></text:p>
      <text:list xml:id="list1924849687" text:style-name="L2">
        <text:list-item>
          <text:p text:style-name="P44"><text:span text:style-name="Strong_20_Emphasis"><text:span text:style-name="T1">Descripción:</text:span></text:span><text:span text:style-name="T1"> Tienes una variable </text:span><text:span text:style-name="Source_20_Text"><text:span text:style-name="T1">data</text:span></text:span><text:span text:style-name="T1"> que podría ser un array o no. Luego:</text:span></text:p>
          <text:list>
            <text:list-item>
              <text:p text:style-name="P45"><text:span text:style-name="T1">Usa </text:span><text:span text:style-name="Source_20_Text"><text:span text:style-name="T1">Array.isArray()</text:span></text:span><text:span text:style-name="T1"> para verificar si la variable </text:span><text:span text:style-name="Source_20_Text"><text:span text:style-name="T1">data</text:span></text:span><text:span text:style-name="T1"> es realmente un array o no.</text:span></text:p>
            </text:list-item>
            <text:list-item>
              <text:p text:style-name="P46">Si es un array, debes recorrerlo y mostrar los elementos. Si no es un array, muestra un mensaje de error.</text:p>
            </text:list-item>
          </text:list>
        </text:list-item>
        <text:list-item>
          <text:p text:style-name="P44"><text:span text:style-name="Strong_20_Emphasis"><text:span text:style-name="T1">Resultado esperado:</text:span></text:span></text:p>
          <text:p text:style-name="P17"/>
          <text:p text:style-name="P17"/>
          <text:p text:style-name="P24"><text:span text:style-name="Source_20_Text"><text:span text:style-name="T1">const data = [1, 2, 3];</text:span></text:span></text:p>
          <text:p text:style-name="P25"><text:span text:style-name="Source_20_Text"><text:span text:style-name="T1">Array.isArray(data); // true</text:span></text:span></text:p>
        </text:list-item>
      </text:list>
      <text:p text:style-name="P1"/>
      <text:h text:style-name="P5" text:outline-level="3">Ejercicio 3: Validación de formularios</text:h>
      <text:p text:style-name="Text_20_body"><text:span text:style-name="Strong_20_Emphasis"><text:span text:style-name="T1">Contexto:</text:span></text:span><text:span text:style-name="T1"> Estás validando un formulario en el que se espera que todos los campos estén completados.</text:span></text:p>
      <text:list xml:id="list2819748183" text:style-name="L3">
        <text:list-item>
          <text:p text:style-name="P48"><text:span text:style-name="Strong_20_Emphasis"><text:span text:style-name="T1">Descripción:</text:span></text:span><text:span text:style-name="T1"> Tienes un array que representa el estado de varios campos en un formulario, donde cada valor es un booleano indicando si el campo está lleno (</text:span><text:span text:style-name="Source_20_Text"><text:span text:style-name="T1">true</text:span></text:span><text:span text:style-name="T1">) o vacío (</text:span><text:span text:style-name="Source_20_Text"><text:span text:style-name="T1">false</text:span></text:span><text:span text:style-name="T1">): </text:span><text:span text:style-name="Source_20_Text"><text:span text:style-name="T1">[true, true, false, true]</text:span></text:span><text:span text:style-name="T1">. Luego:</text:span></text:p>
          <text:list>
            <text:list-item>
              <text:p text:style-name="P49"><text:span text:style-name="T1">Usa </text:span><text:span text:style-name="Source_20_Text"><text:span text:style-name="T1">Array.every()</text:span></text:span><text:span text:style-name="T1"> para verificar si todos los campos están completos.</text:span></text:p>
            </text:list-item>
            <text:list-item>
              <text:p text:style-name="P47">Si algún campo está vacío, muestra un mensaje de advertencia.</text:p>
            </text:list-item>
          </text:list>
        </text:list-item>
        <text:list-item>
          <text:p text:style-name="P48"><text:span text:style-name="Strong_20_Emphasis"><text:span text:style-name="T1">Resultado esperado:</text:span></text:span></text:p>
          <text:p text:style-name="P18"/>
          <text:p text:style-name="P18"/>
          <text:p text:style-name="P26"><text:span text:style-name="Source_20_Text"><text:span text:style-name="T1">const campos = [true, true, false, true];</text:span></text:span></text:p>
          <text:p text:style-name="P27"><text:span text:style-name="Source_20_Text"><text:span text:style-name="T1">campos.every(campo =&gt; campo); // false, aún hay campos vacíos</text:span></text:span></text:p>
        </text:list-item>
      </text:list>
      <text:p text:style-name="P1"/>
      <text:h text:style-name="P5" text:outline-level="3">Ejercicio 4: Verificación de permisos de usuarios</text:h>
      <text:p text:style-name="Text_20_body"><text:span text:style-name="Strong_20_Emphasis"><text:span text:style-name="T1">Contexto:</text:span></text:span><text:span text:style-name="T1"> Estás verificando si al menos uno de los usuarios tiene permiso para realizar una acción.</text:span></text:p>
      <text:list xml:id="list3345873683" text:style-name="L4">
        <text:list-item>
          <text:p text:style-name="P50"><text:span text:style-name="Strong_20_Emphasis"><text:span text:style-name="T1">Descripción:</text:span></text:span><text:span text:style-name="T1"> Tienes un array que indica si ciertos usuarios tienen permisos </text:span><text:span text:style-name="Source_20_Text"><text:span text:style-name="T1">[false, false, true, false]</text:span></text:span><text:span text:style-name="T1">. Luego:</text:span></text:p>
          <text:list>
            <text:list-item>
              <text:p text:style-name="P51"><text:span text:style-name="T1">Usa </text:span><text:span text:style-name="Source_20_Text"><text:span text:style-name="T1">Array.some()</text:span></text:span><text:span text:style-name="T1"> para verificar si al menos un usuario tiene permisos para realizar una acción específica.</text:span></text:p>
            </text:list-item>
          </text:list>
        </text:list-item>
        <text:list-item>
          <text:p text:style-name="P50"><text:span text:style-name="Strong_20_Emphasis"><text:span text:style-name="T1">Resultado esperado:</text:span></text:span></text:p>
          <text:p text:style-name="P19"/>
          <text:p text:style-name="P19"/>
          <text:p text:style-name="P28"><text:span text:style-name="Source_20_Text"><text:span text:style-name="T1">const permisos = [false, false, true, false];</text:span></text:span></text:p>
          <text:p text:style-name="P29"><text:span text:style-name="Source_20_Text"><text:span text:style-name="T1">permisos.some(permiso =&gt; permiso); // true, al menos un usuario tiene permisos</text:span></text:span></text:p>
        </text:list-item>
      </text:list>
      <text:p text:style-name="P1"><text:soft-page-break/></text:p>
      <text:h text:style-name="P5" text:outline-level="3">Ejercicio 5: Encontrar el primer producto con stock bajo</text:h>
      <text:p text:style-name="Text_20_body"><text:span text:style-name="Strong_20_Emphasis"><text:span text:style-name="T1">Contexto:</text:span></text:span><text:span text:style-name="T1"> Tienes un inventario de productos con sus cantidades y necesitas encontrar el primer producto con un stock menor a 10 unidades.</text:span></text:p>
      <text:list xml:id="list3584457743" text:style-name="L5">
        <text:list-item>
          <text:p text:style-name="P52"><text:span text:style-name="Strong_20_Emphasis"><text:span text:style-name="T1">Descripción:</text:span></text:span><text:span text:style-name="T1"> Tienes un array con las cantidades de stock </text:span><text:span text:style-name="Source_20_Text"><text:span text:style-name="T1">[15, 7, 25, 5]</text:span></text:span><text:span text:style-name="T1">. Luego:</text:span></text:p>
          <text:list>
            <text:list-item>
              <text:p text:style-name="P53"><text:span text:style-name="T1">Usa </text:span><text:span text:style-name="Source_20_Text"><text:span text:style-name="T1">Array.find()</text:span></text:span><text:span text:style-name="T1"> para encontrar el primer producto con stock menor a 10.</text:span></text:p>
            </text:list-item>
          </text:list>
        </text:list-item>
        <text:list-item>
          <text:p text:style-name="P52"><text:span text:style-name="Strong_20_Emphasis"><text:span text:style-name="T1">Resultado esperado:</text:span></text:span></text:p>
          <text:p text:style-name="P20"/>
          <text:p text:style-name="P20"/>
          <text:p text:style-name="P30"><text:span text:style-name="Source_20_Text"><text:span text:style-name="T1">const stock = [15, 7, 25, 5];</text:span></text:span></text:p>
          <text:p text:style-name="P31"><text:span text:style-name="Source_20_Text"><text:span text:style-name="T1">stock.find(cantidad =&gt; cantidad &lt; 10); // 7, es el primer producto con stock bajo</text:span></text:span></text:p>
        </text:list-item>
      </text:list>
      <text:p text:style-name="P1"/>
      <text:h text:style-name="P5" text:outline-level="3">Ejercicio 6: Encontrar el último pedido urgente</text:h>
      <text:p text:style-name="Text_20_body"><text:span text:style-name="Strong_20_Emphasis"><text:span text:style-name="T1">Contexto:</text:span></text:span><text:span text:style-name="T1"> Estás gestionando pedidos y necesitas encontrar el último pedido con prioridad alta.</text:span></text:p>
      <text:list xml:id="list2430534195" text:style-name="L6">
        <text:list-item>
          <text:p text:style-name="P54"><text:span text:style-name="Strong_20_Emphasis"><text:span text:style-name="T1">Descripción:</text:span></text:span><text:span text:style-name="T1"> Tienes un array con las prioridades de los pedidos </text:span><text:span text:style-name="Source_20_Text"><text:span text:style-name="T1">[“baja”, “media”, “alta”, “baja”]</text:span></text:span><text:span text:style-name="T1">. Luego:</text:span></text:p>
          <text:list>
            <text:list-item>
              <text:p text:style-name="P55"><text:span text:style-name="T1">Usa </text:span><text:span text:style-name="Source_20_Text"><text:span text:style-name="T1">Array.findLast()</text:span></text:span><text:span text:style-name="T1"> para encontrar el último pedido con prioridad </text:span><text:span text:style-name="Source_20_Text"><text:span text:style-name="T1">"alta"</text:span></text:span><text:span text:style-name="T1">.</text:span></text:p>
            </text:list-item>
          </text:list>
        </text:list-item>
        <text:list-item>
          <text:p text:style-name="P54"><text:span text:style-name="Strong_20_Emphasis"><text:span text:style-name="T1">Resultado esperado:</text:span></text:span></text:p>
          <text:p text:style-name="P21"/>
          <text:p text:style-name="P21"/>
          <text:p text:style-name="P32"><text:span text:style-name="Source_20_Text"><text:span text:style-name="T1">const prioridades = ["baja", "media", "alta", "baja"];</text:span></text:span></text:p>
          <text:p text:style-name="P33"><text:span text:style-name="Source_20_Text"><text:span text:style-name="T1">prioridades.findLast(prioridad =&gt; prioridad === "alta"); // "alta", es el último pedido urgente</text:span></text:span></text:p>
        </text:list-item>
      </text:list>
      <text:p text:style-name="P1"/>
      <text:h text:style-name="P5" text:outline-level="3">Ejercicio 7: Encontrar el índice del primer producto en oferta</text:h>
      <text:p text:style-name="Text_20_body"><text:span text:style-name="Strong_20_Emphasis"><text:span text:style-name="T1">Contexto:</text:span></text:span><text:span text:style-name="T1"> En una tienda en línea, necesitas encontrar el índice del primer producto que está en oferta.</text:span></text:p>
      <text:list xml:id="list1771064344" text:style-name="L7">
        <text:list-item>
          <text:p text:style-name="P56"><text:span text:style-name="Strong_20_Emphasis"><text:span text:style-name="T1">Descripción:</text:span></text:span><text:span text:style-name="T1"> Tienes un array que indica el precio de los productos </text:span><text:span text:style-name="Source_20_Text"><text:span text:style-name="T1">[100, 50, 30, 150]</text:span></text:span><text:span text:style-name="T1">. Luego:</text:span></text:p>
          <text:list>
            <text:list-item>
              <text:p text:style-name="P57"><text:span text:style-name="T1">Usa </text:span><text:span text:style-name="Source_20_Text"><text:span text:style-name="T1">Array.findIndex()</text:span></text:span><text:span text:style-name="T1"> para encontrar el índice del primer producto cuyo precio es menor a 50 (producto en oferta).</text:span></text:p>
            </text:list-item>
          </text:list>
        </text:list-item>
        <text:list-item>
          <text:p text:style-name="P56"><text:span text:style-name="Strong_20_Emphasis"><text:span text:style-name="T1">Resultado esperado:</text:span></text:span></text:p>
          <text:p text:style-name="P22"/>
          <text:p text:style-name="P22"/>
          <text:p text:style-name="P34"><text:span text:style-name="Source_20_Text"><text:span text:style-name="T1">const precios = [100, 50, 30, 150];</text:span></text:span></text:p>
          <text:p text:style-name="P35"><text:span text:style-name="Source_20_Text"><text:span text:style-name="T1">precios.findIndex(precio =&gt; precio &lt; 50); // 2, es el índice del primer producto en oferta</text:span></text:span></text:p>
        </text:list-item>
      </text:list>
      <text:p text:style-name="P1"/>
      <text:h text:style-name="P5" text:outline-level="3"><text:soft-page-break/>Ejercicio 8: Encontrar el índice del último cliente VIP</text:h>
      <text:p text:style-name="Text_20_body"><text:span text:style-name="Strong_20_Emphasis"><text:span text:style-name="T1">Contexto:</text:span></text:span><text:span text:style-name="T1"> Tienes una lista de clientes y necesitas encontrar el índice del último cliente VIP.</text:span></text:p>
      <text:list xml:id="list1967537055" text:style-name="L8">
        <text:list-item>
          <text:p text:style-name="P58"><text:span text:style-name="Strong_20_Emphasis"><text:span text:style-name="T1">Descripción:</text:span></text:span><text:span text:style-name="T1"> Tienes un array con el estatus de los clientes </text:span><text:span text:style-name="Source_20_Text"><text:span text:style-name="T1">[“regular”, “VIP”, “regular”, “VIP”]</text:span></text:span><text:span text:style-name="T1">. Luego:</text:span></text:p>
          <text:list>
            <text:list-item>
              <text:p text:style-name="P59"><text:span text:style-name="T1">Usa </text:span><text:span text:style-name="Source_20_Text"><text:span text:style-name="T1">Array.findLastIndex()</text:span></text:span><text:span text:style-name="T1"> para encontrar el índice del último cliente con estatus </text:span><text:span text:style-name="Source_20_Text"><text:span text:style-name="T1">"VIP"</text:span></text:span><text:span text:style-name="T1">.</text:span></text:p>
            </text:list-item>
          </text:list>
        </text:list-item>
        <text:list-item>
          <text:p text:style-name="P58"><text:span text:style-name="Strong_20_Emphasis"><text:span text:style-name="T1">Resultado esperado:</text:span></text:span></text:p>
          <text:p text:style-name="P36"><text:span text:style-name="Source_20_Text"><text:span text:style-name="T1">const clientes = ["regular", "VIP", "regular", "VIP"];</text:span></text:span></text:p>
          <text:p text:style-name="P37"><text:span text:style-name="Source_20_Text"><text:span text:style-name="T1">clientes.findLastIndex(cliente =&gt; cliente === "VIP"); // 3, es el índice del último cliente VIP</text:span></text:span></text:p>
        </text:list-item>
      </text:list>
      <text:p text:style-name="P1"/>
      <text:h text:style-name="P5" text:outline-level="3">Ejercicio 9: Búsqueda del índice de un producto específico</text:h>
      <text:p text:style-name="Text_20_body"><text:span text:style-name="Strong_20_Emphasis"><text:span text:style-name="T1">Contexto:</text:span></text:span><text:span text:style-name="T1"> Tienes una lista de productos y necesitas encontrar la posición de uno específico.</text:span></text:p>
      <text:list xml:id="list722236262" text:style-name="L9">
        <text:list-item>
          <text:p text:style-name="P60"><text:span text:style-name="Strong_20_Emphasis"><text:span text:style-name="T1">Descripción:</text:span></text:span><text:span text:style-name="T1"> Tienes un array con los nombres de los productos </text:span><text:span text:style-name="Source_20_Text"><text:span text:style-name="T1">[“manzana”, “naranja”, “plátano”]</text:span></text:span><text:span text:style-name="T1">. Luego:</text:span></text:p>
          <text:list>
            <text:list-item>
              <text:p text:style-name="P61"><text:span text:style-name="T1">Usa </text:span><text:span text:style-name="Source_20_Text"><text:span text:style-name="T1">Array.indexOf()</text:span></text:span><text:span text:style-name="T1"> para encontrar el índice del producto </text:span><text:span text:style-name="Source_20_Text"><text:span text:style-name="T1">"plátano"</text:span></text:span><text:span text:style-name="T1">.</text:span></text:p>
            </text:list-item>
            <text:list-item>
              <text:p text:style-name="P61"><text:span text:style-name="T1">Usa </text:span><text:span text:style-name="Source_20_Text"><text:span text:style-name="T1">Array.lastIndexOf()</text:span></text:span><text:span text:style-name="T1"> para buscar el último índice del producto </text:span><text:span text:style-name="Source_20_Text"><text:span text:style-name="T1">"manzana"</text:span></text:span><text:span text:style-name="T1">, en caso de que esté duplicado.</text:span></text:p>
            </text:list-item>
          </text:list>
        </text:list-item>
        <text:list-item>
          <text:p text:style-name="P60"><text:span text:style-name="Strong_20_Emphasis"><text:span text:style-name="T1">Resultado esperado:</text:span></text:span></text:p>
          <text:p text:style-name="P38"><text:span text:style-name="Source_20_Text"><text:span text:style-name="T1">const productos = ["manzana", "naranja", "plátano"];</text:span></text:span></text:p>
          <text:p text:style-name="P38"><text:span text:style-name="Source_20_Text"><text:span text:style-name="T1">productos.indexOf("plátano"); // 2</text:span></text:span></text:p>
          <text:p text:style-name="P39"><text:span text:style-name="Source_20_Text"><text:span text:style-name="T1">productos.lastIndexOf("manzana"); // 0, si es el único</text:span></text:span></text:p>
        </text:list-item>
      </text:list>
      <text:p text:style-name="P1"/>
      <text:h text:style-name="P5" text:outline-level="3">Ejercicio 10: Validación de usuarios con un tipo específico</text:h>
      <text:p text:style-name="Text_20_body"><text:span text:style-name="Strong_20_Emphasis"><text:span text:style-name="T1">Contexto:</text:span></text:span><text:span text:style-name="T1"> Estás verificando si en una lista de usuarios hay un tipo de usuario específico (por ejemplo, "administrador").</text:span></text:p>
      <text:list xml:id="list2421902231" text:style-name="L10">
        <text:list-item>
          <text:p text:style-name="P62"><text:span text:style-name="Strong_20_Emphasis"><text:span text:style-name="T1">Descripción:</text:span></text:span><text:span text:style-name="T1"> Tienes un array con los roles de los usuarios </text:span><text:span text:style-name="Source_20_Text"><text:span text:style-name="T1">[“usuario”, “usuario”, “admin”, “moderador”]</text:span></text:span><text:span text:style-name="T1">. Luego:</text:span></text:p>
          <text:list>
            <text:list-item>
              <text:p text:style-name="P63"><text:span text:style-name="T1">Usa </text:span><text:span text:style-name="Source_20_Text"><text:span text:style-name="T1">Array.includes()</text:span></text:span><text:span text:style-name="T1"> para verificar si hay un administrador.</text:span></text:p>
            </text:list-item>
            <text:list-item>
              <text:p text:style-name="P63"><text:span text:style-name="T1">Usa </text:span><text:span text:style-name="Source_20_Text"><text:span text:style-name="T1">Array.some()</text:span></text:span><text:span text:style-name="T1"> para verificar si al menos uno de los usuarios es un administrador.</text:span></text:p>
            </text:list-item>
          </text:list>
        </text:list-item>
        <text:list-item>
          <text:p text:style-name="P62"><text:span text:style-name="Strong_20_Emphasis"><text:span text:style-name="T1">Resultado esperado:</text:span></text:span></text:p>
          <text:p text:style-name="P23"/>
          <text:p text:style-name="P23"/>
          <text:p text:style-name="P40"><text:span text:style-name="Source_20_Text"><text:span text:style-name="T1">const roles = ["usuario", "usuario", "admin", "moderador"];</text:span></text:span></text:p>
          <text:p text:style-name="P40"><text:span text:style-name="Source_20_Text"><text:span text:style-name="T1">roles.includes("admin"); // true</text:span></text:span></text:p>
          <text:p text:style-name="P41"><text:span text:style-name="Source_20_Text"><text:span text:style-name="T1">roles.some(rol =&gt; rol === "admin"); // true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14T15:56:15.742000000</meta:creation-date>
    <dc:date>2024-11-05T17:55:54.696000000</dc:date>
    <meta:editing-duration>PT30M2S</meta:editing-duration>
    <meta:editing-cycles>8</meta:editing-cycles>
    <meta:generator>LibreOffice/7.3.3.2$Windows_X86_64 LibreOffice_project/d1d0ea68f081ee2800a922cac8f79445e4603348</meta:generator>
    <meta:document-statistic meta:table-count="0" meta:image-count="0" meta:object-count="0" meta:page-count="4" meta:paragraph-count="91" meta:word-count="981" meta:character-count="6613" meta:non-whitespace-character-count="5756"/>
  </office:meta>
</office:document-meta>
</file>